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wiss" style:font-pitch="variable"/>
    <style:font-face style:name="CaskaydiaCove NFM" svg:font-family="'CaskaydiaCove NFM'" style:font-pitch="fixed"/>
    <style:font-face style:name="CaskaydiaCove NFM SemiLight" svg:font-family="'CaskaydiaCove NFM SemiLight'" style:font-pitch="fixed"/>
    <style:font-face style:name="CaskaydiaCove NFM SemiLight1" svg:font-family="'CaskaydiaCove NFM SemiLight'" style:font-adornments="Regular" style:font-pitch="fixed"/>
    <style:font-face style:name="FiraCode Nerd Font" svg:font-family="'FiraCode Nerd Font'" style:font-pitch="fixed"/>
    <style:font-face style:name="FiraCode Nerd Font Mono SemBd" svg:font-family="'FiraCode Nerd Font Mono SemBd'" style:font-pitch="fixed"/>
    <style:font-face style:name="FiraCode Nerd Font Propo" svg:font-family="'FiraCode Nerd Font Propo'"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Naskh Arabic UI Medium" svg:font-family="'Noto Naskh Arabic UI Medium'" style:font-pitch="variable"/>
    <style:font-face style:name="Noto Naskh Arabic UI Medium1" svg:font-family="'Noto Naskh Arabic UI Medium'" style:font-adornments="Regular"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ExtraBold" svg:font-family="'Open Sans ExtraBold'" style:font-family-generic="swiss" style:font-pitch="variable"/>
    <style:font-face style:name="OpenSymbol" svg:font-family="OpenSymbol" style:font-charset="x-symbol"/>
    <style:font-face style:name="Source Code Pro" svg:font-family="'Source Code Pro'" style:font-pitch="fixed"/>
  </office:font-face-decls>
  <office:automatic-styles>
    <style:style style:name="P1" style:family="paragraph" style:parent-style-name="Standard">
      <style:paragraph-properties fo:text-align="center" style:justify-single-word="false"/>
      <style:text-properties style:font-name="FiraCode Nerd Font Mono SemBd" fo:font-size="26pt" style:text-underline-style="none" fo:font-weight="normal" officeooo:rsid="00122116" officeooo:paragraph-rsid="00122116" style:font-size-asian="26pt" style:font-weight-asian="normal" style:font-size-complex="26pt" style:font-weight-complex="normal"/>
    </style:style>
    <style:style style:name="P2" style:family="paragraph" style:parent-style-name="Standard">
      <style:paragraph-properties fo:text-align="center" style:justify-single-word="false"/>
      <style:text-properties style:font-name="Open Sans ExtraBold" fo:font-size="26pt" style:text-underline-style="none" fo:font-weight="bold" officeooo:rsid="00122116" officeooo:paragraph-rsid="00122116" style:font-size-asian="26pt" style:font-weight-asian="bold" style:font-size-complex="26pt" style:font-weight-complex="bold"/>
    </style:style>
    <style:style style:name="P3" style:family="paragraph" style:parent-style-name="Standard">
      <style:paragraph-properties fo:text-align="center" style:justify-single-word="false"/>
      <style:text-properties style:font-name="FiraCode Nerd Font Propo" fo:font-size="26pt" officeooo:rsid="00122116" officeooo:paragraph-rsid="00122116" style:font-size-asian="26pt" style:font-size-complex="26pt"/>
    </style:style>
    <style:style style:name="P4" style:family="paragraph" style:parent-style-name="Standard">
      <style:paragraph-properties fo:text-align="center" style:justify-single-word="false"/>
      <style:text-properties style:font-name="FiraCode Nerd Font Propo" fo:font-size="40pt" officeooo:rsid="005b897f" officeooo:paragraph-rsid="005b897f" style:font-size-asian="40pt" style:font-size-complex="40pt"/>
    </style:style>
    <style:style style:name="P5" style:family="paragraph" style:parent-style-name="Standard">
      <style:paragraph-properties fo:text-align="center" style:justify-single-word="false"/>
      <style:text-properties style:font-name="FiraCode Nerd Font Propo" fo:font-size="26pt" fo:font-weight="normal" officeooo:rsid="00122116" officeooo:paragraph-rsid="00122116" style:font-size-asian="26pt" style:font-weight-asian="normal" style:font-size-complex="26pt" style:font-weight-complex="normal"/>
    </style:style>
    <style:style style:name="P6" style:family="paragraph" style:parent-style-name="Standard">
      <style:paragraph-properties fo:text-align="center" style:justify-single-word="false"/>
      <style:text-properties style:font-name="Open Sans ExtraBold" fo:font-size="26pt" officeooo:rsid="00122116" officeooo:paragraph-rsid="00122116" style:font-size-asian="26pt" style:font-size-complex="26pt"/>
    </style:style>
    <style:style style:name="P7" style:family="paragraph" style:parent-style-name="Standard">
      <style:paragraph-properties fo:text-align="center" style:justify-single-word="false"/>
      <style:text-properties style:font-name="FiraCode Nerd Font Mono SemBd" fo:font-size="26pt" officeooo:rsid="00122116" officeooo:paragraph-rsid="00122116" style:font-size-asian="26pt" style:font-size-complex="26pt"/>
    </style:style>
    <style:style style:name="P8" style:family="paragraph" style:parent-style-name="Standard">
      <style:paragraph-properties fo:line-height="115%" fo:text-align="center" style:justify-single-word="false"/>
      <style:text-properties style:font-name="FiraCode Nerd Font Propo" fo:font-size="22pt" officeooo:rsid="00150125" officeooo:paragraph-rsid="00150125" style:font-size-asian="22pt" style:font-name-complex="Noto Naskh Arabic UI Medium" style:font-size-complex="22pt"/>
    </style:style>
    <style:style style:name="P9" style:family="paragraph" style:parent-style-name="Standard">
      <style:paragraph-properties fo:line-height="115%" fo:text-align="center" style:justify-single-word="false"/>
      <style:text-properties officeooo:paragraph-rsid="00150125"/>
    </style:style>
    <style:style style:name="P10" style:family="paragraph" style:parent-style-name="Footer">
      <style:text-properties fo:font-size="14pt" officeooo:rsid="00150cb8" officeooo:paragraph-rsid="00177c75" style:font-size-asian="14pt" style:font-size-complex="14pt"/>
    </style:style>
    <style:style style:name="P11" style:family="paragraph" style:parent-style-name="Footer">
      <style:paragraph-properties fo:margin-left="0in" fo:line-height="115%" fo:text-indent="0in" style:auto-text-indent="false"/>
      <style:text-properties style:font-name="CaskaydiaCove NFM SemiLight" fo:font-size="14pt" officeooo:rsid="001904b0" officeooo:paragraph-rsid="001904b0" style:font-size-asian="14pt" style:font-size-complex="14pt"/>
    </style:style>
    <style:style style:name="P12" style:family="paragraph" style:parent-style-name="Footer">
      <style:paragraph-properties fo:margin-left="0in" fo:line-height="115%" fo:text-indent="0in" style:auto-text-indent="false"/>
      <style:text-properties style:font-name="CaskaydiaCove NFM SemiLight" fo:font-size="14pt" officeooo:rsid="001bc309" officeooo:paragraph-rsid="001bc309" style:font-size-asian="14pt" style:font-size-complex="14pt"/>
    </style:style>
    <style:style style:name="P13" style:family="paragraph" style:parent-style-name="Footer">
      <style:paragraph-properties fo:margin-left="0in" fo:line-height="115%" fo:text-indent="0in" style:auto-text-indent="false"/>
      <style:text-properties style:font-name="Bitstream Vera Sans" fo:font-size="14pt" officeooo:rsid="001bc309" officeooo:paragraph-rsid="001bc309" style:font-size-asian="14pt" style:font-size-complex="14pt"/>
    </style:style>
    <style:style style:name="P14" style:family="paragraph" style:parent-style-name="Footer">
      <style:paragraph-properties fo:margin-left="0in" fo:line-height="115%" fo:text-indent="0in" style:auto-text-indent="false"/>
      <style:text-properties officeooo:paragraph-rsid="00601678"/>
    </style:style>
    <style:style style:name="P15" style:family="paragraph" style:parent-style-name="Footer">
      <style:paragraph-properties fo:margin-left="0in" fo:line-height="115%" fo:text-indent="0in" style:auto-text-indent="false"/>
      <style:text-properties style:font-name="Source Code Pro" fo:font-size="14pt" officeooo:rsid="001904b0" officeooo:paragraph-rsid="001f4fa2" style:font-size-asian="14pt" style:font-size-complex="14pt"/>
    </style:style>
    <style:style style:name="P16" style:family="paragraph" style:parent-style-name="Footer">
      <style:paragraph-properties fo:margin-left="0in" fo:line-height="115%" fo:text-indent="0in" style:auto-text-indent="false"/>
      <style:text-properties style:font-name="Bitstream Vera Sans" fo:font-size="14pt" officeooo:rsid="001904b0" officeooo:paragraph-rsid="001bc309" style:font-size-asian="14pt" style:font-size-complex="14pt"/>
    </style:style>
    <style:style style:name="P17" style:family="paragraph" style:parent-style-name="Footer">
      <style:paragraph-properties fo:margin-left="0in" fo:line-height="115%" fo:text-indent="0in" style:auto-text-indent="false"/>
      <style:text-properties style:font-name="Source Code Pro" fo:font-size="14pt" officeooo:rsid="001904b0" officeooo:paragraph-rsid="00385e18" style:font-size-asian="14pt" style:font-size-complex="14pt"/>
    </style:style>
    <style:style style:name="P18" style:family="paragraph" style:parent-style-name="Footer">
      <style:paragraph-properties fo:margin-left="0in" fo:line-height="115%" fo:text-indent="0in" style:auto-text-indent="false"/>
      <style:text-properties fo:font-size="14pt" officeooo:rsid="0039b923" officeooo:paragraph-rsid="0039b923" style:font-size-asian="14pt" style:font-size-complex="14pt"/>
    </style:style>
    <style:style style:name="P19" style:family="paragraph" style:parent-style-name="Footer">
      <style:paragraph-properties fo:margin-left="0in" fo:line-height="115%" fo:text-indent="0in" style:auto-text-indent="false"/>
      <style:text-properties style:font-name="Bitstream Vera Sans" fo:font-size="14pt" officeooo:rsid="0039b923" officeooo:paragraph-rsid="0039b923" style:font-size-asian="14pt" style:font-size-complex="14pt"/>
    </style:style>
    <style:style style:name="P20" style:family="paragraph" style:parent-style-name="Footer">
      <style:paragraph-properties fo:margin-left="0in" fo:line-height="115%" fo:text-indent="0in" style:auto-text-indent="false"/>
      <style:text-properties style:font-name="Bitstream Vera Sans" fo:font-size="14pt" officeooo:rsid="003a5cf3" officeooo:paragraph-rsid="003a5cf3" style:font-size-asian="14pt" style:font-size-complex="14pt"/>
    </style:style>
    <style:style style:name="P21" style:family="paragraph" style:parent-style-name="Footer">
      <style:paragraph-properties fo:margin-left="0in" fo:line-height="115%" fo:text-indent="0in" style:auto-text-indent="false"/>
      <style:text-properties style:font-name="Bitstream Vera Sans" fo:font-size="14pt" officeooo:rsid="003a8c87" officeooo:paragraph-rsid="003a8c87" style:font-size-asian="14pt" style:font-size-complex="14pt"/>
    </style:style>
    <style:style style:name="P22" style:family="paragraph" style:parent-style-name="Footer">
      <style:paragraph-properties fo:margin-left="0in" fo:line-height="115%" fo:text-indent="0in" style:auto-text-indent="false"/>
      <style:text-properties style:font-name="Source Code Pro" fo:font-size="14pt" officeooo:rsid="001904b0" officeooo:paragraph-rsid="0023cf1c" style:font-size-asian="14pt" style:font-size-complex="14pt"/>
    </style:style>
    <style:style style:name="P23" style:family="paragraph" style:parent-style-name="Footer">
      <style:paragraph-properties fo:margin-left="0in" fo:line-height="115%" fo:text-indent="0in" style:auto-text-indent="false"/>
      <style:text-properties style:font-name="Source Code Pro" fo:font-size="14pt" officeooo:rsid="001904b0" officeooo:paragraph-rsid="00221fc2" style:font-size-asian="14pt" style:font-size-complex="14pt"/>
    </style:style>
    <style:style style:name="P24" style:family="paragraph" style:parent-style-name="Footer" style:list-style-name="L1">
      <style:paragraph-properties fo:line-height="150%"/>
      <style:text-properties style:font-name="Bitstream Vera Sans" fo:font-size="14pt" fo:font-weight="normal" officeooo:rsid="001904b0" officeooo:paragraph-rsid="00221fc2" style:font-size-asian="14pt" style:font-weight-asian="normal" style:font-size-complex="14pt" style:font-weight-complex="normal"/>
    </style:style>
    <style:style style:name="P25" style:family="paragraph" style:parent-style-name="Footer" style:list-style-name="L1">
      <style:paragraph-properties fo:line-height="150%"/>
      <style:text-properties style:font-name="Bitstream Vera Sans" officeooo:paragraph-rsid="00243e0f"/>
    </style:style>
    <style:style style:name="P26" style:family="paragraph" style:parent-style-name="Footer">
      <style:paragraph-properties fo:margin-left="0in" fo:line-height="115%" fo:text-indent="0in" style:auto-text-indent="false"/>
      <style:text-properties style:font-name="Bitstream Vera Sans" fo:font-size="14pt" fo:font-weight="normal" officeooo:rsid="001f4fa2" officeooo:paragraph-rsid="00221fc2" style:font-size-asian="14pt" style:font-weight-asian="normal" style:font-size-complex="14pt" style:font-weight-complex="normal"/>
    </style:style>
    <style:style style:name="P27" style:family="paragraph" style:parent-style-name="Footer">
      <style:paragraph-properties fo:margin-left="0in" fo:line-height="115%" fo:text-indent="0in" style:auto-text-indent="false"/>
      <style:text-properties style:font-name="Bitstream Vera Sans" fo:font-size="14pt" fo:font-weight="normal" officeooo:rsid="001904b0" officeooo:paragraph-rsid="00221fc2" style:font-size-asian="14pt" style:font-weight-asian="normal" style:font-size-complex="14pt" style:font-weight-complex="normal"/>
    </style:style>
    <style:style style:name="P28" style:family="paragraph" style:parent-style-name="Footer">
      <style:paragraph-properties fo:margin-left="0in" fo:line-height="115%" fo:text-indent="0in" style:auto-text-indent="false"/>
      <style:text-properties style:font-name="Bitstream Vera Sans" fo:font-size="14pt" officeooo:rsid="001904b0" officeooo:paragraph-rsid="00221fc2" style:font-size-asian="14pt" style:font-size-complex="14pt"/>
    </style:style>
    <style:style style:name="P29" style:family="paragraph" style:parent-style-name="Footer">
      <style:paragraph-properties fo:margin-left="0in" fo:line-height="115%" fo:text-indent="0in" style:auto-text-indent="false"/>
      <style:text-properties style:font-name="Source Code Pro" fo:font-size="14pt" officeooo:rsid="001904b0" officeooo:paragraph-rsid="0028189c" style:font-size-asian="14pt" style:font-size-complex="14pt"/>
    </style:style>
    <style:style style:name="P30" style:family="paragraph" style:parent-style-name="Footer">
      <style:paragraph-properties fo:margin-left="0in" fo:line-height="115%" fo:text-indent="0in" style:auto-text-indent="false"/>
      <style:text-properties style:font-name="Bitstream Vera Sans" fo:font-size="14pt" fo:font-weight="normal" officeooo:rsid="001904b0" officeooo:paragraph-rsid="0031beb4" style:font-size-asian="14pt" style:font-weight-asian="normal" style:font-size-complex="14pt" style:font-weight-complex="normal"/>
    </style:style>
    <style:style style:name="P31" style:family="paragraph" style:parent-style-name="Footer">
      <style:paragraph-properties fo:margin-left="0in" fo:line-height="115%" fo:text-indent="0in" style:auto-text-indent="false"/>
      <style:text-properties style:font-name="Bitstream Vera Sans" fo:font-size="14pt" fo:font-weight="normal" officeooo:rsid="001904b0" officeooo:paragraph-rsid="0035fc23" style:font-size-asian="14pt" style:font-weight-asian="normal" style:font-size-complex="14pt" style:font-weight-complex="normal"/>
    </style:style>
    <style:style style:name="P32" style:family="paragraph" style:parent-style-name="Footer">
      <style:paragraph-properties fo:margin-left="0in" fo:line-height="115%" fo:text-indent="0in" style:auto-text-indent="false"/>
      <style:text-properties style:font-name="Bitstream Vera Sans" fo:font-size="14pt" fo:font-weight="normal" officeooo:rsid="001904b0" officeooo:paragraph-rsid="0040e83f" style:font-size-asian="14pt" style:font-weight-asian="normal" style:font-size-complex="14pt" style:font-weight-complex="normal"/>
    </style:style>
    <style:style style:name="P33" style:family="paragraph" style:parent-style-name="Footer">
      <style:paragraph-properties fo:margin-left="0in" fo:line-height="115%" fo:text-indent="0in" style:auto-text-indent="false"/>
      <style:text-properties style:font-name="Source Code Pro" fo:font-size="14pt" officeooo:rsid="001904b0" officeooo:paragraph-rsid="006d2e34" style:font-size-asian="14pt" style:font-size-complex="14pt"/>
    </style:style>
    <style:style style:name="P34" style:family="paragraph" style:parent-style-name="Footer">
      <style:paragraph-properties fo:margin-left="0in" fo:line-height="115%" fo:text-indent="0in" style:auto-text-indent="false"/>
      <style:text-properties style:font-name="Bitstream Vera Sans" fo:font-size="14pt" fo:font-weight="normal" officeooo:rsid="001f4fa2" officeooo:paragraph-rsid="007889ac" style:font-size-asian="14pt" style:font-weight-asian="normal" style:font-size-complex="14pt" style:font-weight-complex="normal"/>
    </style:style>
    <style:style style:name="P35" style:family="paragraph" style:parent-style-name="Footer">
      <style:paragraph-properties fo:margin-left="0in" fo:line-height="115%" fo:text-indent="0in" style:auto-text-indent="false"/>
      <style:text-properties style:font-name="Bitstream Vera Sans" fo:font-size="14pt" fo:font-weight="normal" officeooo:rsid="007c04ef" officeooo:paragraph-rsid="007c04ef"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style:text-line-through-style="none" style:text-line-through-type="none" fo:font-size="60pt" fo:font-weight="bold" style:font-size-asian="60pt" style:font-weight-asian="bold" style:font-size-complex="60pt" style:font-weight-complex="bold"/>
    </style:style>
    <style:style style:name="T3" style:family="text">
      <style:text-properties officeooo:rsid="00133d66"/>
    </style:style>
    <style:style style:name="T4" style:family="text">
      <style:text-properties style:font-name="FiraCode Nerd Font Propo" fo:font-size="22pt" officeooo:rsid="00150125" style:font-size-asian="22pt" style:font-name-complex="Noto Naskh Arabic UI Medium" style:font-size-complex="22pt"/>
    </style:style>
    <style:style style:name="T5" style:family="text">
      <style:text-properties fo:font-size="22pt" style:font-size-asian="22pt" style:font-name-complex="Noto Naskh Arabic UI Medium1" style:font-size-complex="22pt"/>
    </style:style>
    <style:style style:name="T6" style:family="text">
      <style:text-properties officeooo:rsid="0016cdf2"/>
    </style:style>
    <style:style style:name="T7" style:family="text">
      <style:text-properties style:font-name="FiraCode Nerd Font" fo:font-size="44pt" fo:font-weight="bold" style:font-size-asian="44pt" style:font-weight-asian="bold" style:font-size-complex="44pt" style:font-weight-complex="bold"/>
    </style:style>
    <style:style style:name="T8" style:family="text">
      <style:text-properties style:font-name="CaskaydiaCove NFM SemiLight1"/>
    </style:style>
    <style:style style:name="T9" style:family="text">
      <style:text-properties style:font-name="Open Sans ExtraBold" fo:font-size="20pt" fo:font-weight="bold" style:font-size-asian="20pt" style:font-weight-asian="bold" style:font-size-complex="20pt" style:font-weight-complex="bold"/>
    </style:style>
    <style:style style:name="T10" style:family="text">
      <style:text-properties style:font-name="Bitstream Vera Sans"/>
    </style:style>
    <style:style style:name="T11" style:family="text">
      <style:text-properties style:font-name="Bitstream Vera Sans" officeooo:rsid="002c0762"/>
    </style:style>
    <style:style style:name="T12" style:family="text">
      <style:text-properties officeooo:rsid="002dd4cb"/>
    </style:style>
    <style:style style:name="T13" style:family="text">
      <style:text-properties style:font-name="FiraCode Nerd Font" fo:font-size="44pt" fo:font-weight="bold" officeooo:rsid="00601678" style:font-size-asian="44pt" style:font-weight-asian="bold" style:font-size-complex="44pt" style:font-weight-complex="bold"/>
    </style:style>
    <style:style style:name="T14" style:family="text">
      <style:text-properties style:font-name="CaskaydiaCove NFM SemiLight1" fo:font-size="14pt" officeooo:rsid="001bc309" style:font-size-asian="14pt" style:font-size-complex="14pt"/>
    </style:style>
    <style:style style:name="T15" style:family="text">
      <style:text-properties style:font-name="Bitstream Vera Sans" fo:font-size="14pt" officeooo:rsid="00601678" style:font-size-asian="14pt" style:font-size-complex="14pt"/>
    </style:style>
    <style:style style:name="T16" style:family="text">
      <style:text-properties style:font-name="Bitstream Vera Sans" fo:font-size="14pt" style:font-size-asian="14pt" style:font-size-complex="14pt"/>
    </style:style>
    <style:style style:name="T17" style:family="text">
      <style:text-properties style:font-name="CaskaydiaCove NFM" fo:font-size="44pt" fo:font-weight="bold" officeooo:rsid="001d9148" style:font-size-asian="44pt" style:font-weight-asian="bold" style:font-size-complex="44pt" style:font-weight-complex="bold"/>
    </style:style>
    <style:style style:name="T18" style:family="text">
      <style:text-properties style:font-name="Open Sans ExtraBold" fo:font-size="20pt" fo:font-weight="bold" officeooo:rsid="001bc309" style:font-size-asian="20pt" style:font-weight-asian="bold" style:font-size-complex="20pt" style:font-weight-complex="bold"/>
    </style:style>
    <style:style style:name="T19" style:family="text">
      <style:text-properties style:font-name="FiraCode Nerd Font Mono SemBd" fo:font-size="20pt" fo:font-weight="bold" officeooo:rsid="001f4fa2" style:font-size-asian="20pt" style:font-weight-asian="bold" style:font-size-complex="20pt" style:font-weight-complex="bold"/>
    </style:style>
    <style:style style:name="T20" style:family="text">
      <style:text-properties style:font-name="Bitstream Vera Sans" officeooo:rsid="001f4fa2"/>
    </style:style>
    <style:style style:name="T21" style:family="text">
      <style:text-properties officeooo:rsid="00353554"/>
    </style:style>
    <style:style style:name="T22" style:family="text">
      <style:text-properties style:font-name="CaskaydiaCove NFM" fo:font-size="44pt" fo:font-weight="bold" officeooo:rsid="00399206" style:font-size-asian="44pt" style:font-weight-asian="bold" style:font-size-complex="44pt" style:font-weight-complex="bold"/>
    </style:style>
    <style:style style:name="T23" style:family="text">
      <style:text-properties style:font-name="Open Sans ExtraBold" fo:font-size="20pt" fo:font-weight="bold" officeooo:rsid="00399206" style:font-size-asian="20pt" style:font-weight-asian="bold" style:font-size-complex="20pt" style:font-weight-complex="bold"/>
    </style:style>
    <style:style style:name="T24" style:family="text">
      <style:text-properties officeooo:rsid="003a5cf3"/>
    </style:style>
    <style:style style:name="T25" style:family="text">
      <style:text-properties officeooo:rsid="003a8c87"/>
    </style:style>
    <style:style style:name="T26" style:family="text">
      <style:text-properties officeooo:rsid="003b622e"/>
    </style:style>
    <style:style style:name="T27" style:family="text">
      <style:text-properties style:font-name="CaskaydiaCove NFM" fo:font-size="44pt" fo:font-weight="bold" officeooo:rsid="00221fc2" style:font-size-asian="44pt" style:font-weight-asian="bold" style:font-size-complex="44pt" style:font-weight-complex="bold"/>
    </style:style>
    <style:style style:name="T28" style:family="text">
      <style:text-properties style:font-name="Open Sans ExtraBold" fo:font-size="20pt" fo:font-weight="bold" officeooo:rsid="00221fc2" style:font-size-asian="20pt" style:font-weight-asian="bold" style:font-size-complex="20pt" style:font-weight-complex="bold"/>
    </style:style>
    <style:style style:name="T29" style:family="text">
      <style:text-properties style:font-name="CaskaydiaCove NFM SemiLight1" fo:font-size="20pt" fo:font-weight="bold" officeooo:rsid="001f4fa2" style:font-size-asian="20pt" style:font-weight-asian="bold" style:font-size-complex="20pt" style:font-weight-complex="bold"/>
    </style:style>
    <style:style style:name="T30" style:family="text">
      <style:text-properties style:font-name="Bitstream Vera Sans" fo:font-weight="normal" officeooo:rsid="001f4fa2" style:font-weight-asian="normal" style:font-weight-complex="normal"/>
    </style:style>
    <style:style style:name="T31" style:family="text">
      <style:text-properties style:font-name="Bitstream Vera Sans" fo:font-weight="normal" officeooo:rsid="0066d05f" style:font-weight-asian="normal" style:font-weight-complex="normal"/>
    </style:style>
    <style:style style:name="T32" style:family="text">
      <style:text-properties fo:font-weight="bold" officeooo:rsid="001f4fa2" style:font-weight-asian="bold" style:font-weight-complex="bold"/>
    </style:style>
    <style:style style:name="T33" style:family="text">
      <style:text-properties officeooo:rsid="001f4fa2"/>
    </style:style>
    <style:style style:name="T34" style:family="text">
      <style:text-properties fo:font-size="14pt" fo:font-weight="bold" officeooo:rsid="001f4fa2" style:font-size-asian="14pt" style:font-weight-asian="bold" style:font-size-complex="14pt" style:font-weight-complex="bold"/>
    </style:style>
    <style:style style:name="T35" style:family="text">
      <style:text-properties fo:font-size="14pt" fo:font-weight="normal" officeooo:rsid="001f4fa2" style:font-size-asian="14pt" style:font-weight-asian="normal" style:font-size-complex="14pt" style:font-weight-complex="normal"/>
    </style:style>
    <style:style style:name="T36" style:family="text">
      <style:text-properties fo:font-weight="normal" officeooo:rsid="001f4fa2" style:font-weight-asian="normal" style:font-weight-complex="normal"/>
    </style:style>
    <style:style style:name="T37" style:family="text">
      <style:text-properties fo:font-weight="normal" officeooo:rsid="0033db61" style:font-weight-asian="normal" style:font-weight-complex="normal"/>
    </style:style>
    <style:style style:name="T38" style:family="text">
      <style:text-properties fo:font-style="italic" fo:font-weight="normal" officeooo:rsid="001f4fa2" style:font-style-asian="italic" style:font-weight-asian="normal" style:font-style-complex="italic" style:font-weight-complex="normal"/>
    </style:style>
    <style:style style:name="T39" style:family="text">
      <style:text-properties style:font-name="CaskaydiaCove NFM" fo:font-size="44pt" fo:font-weight="bold" officeooo:rsid="0061d55e" style:font-size-asian="44pt" style:font-weight-asian="bold" style:font-size-complex="44pt" style:font-weight-complex="bold"/>
    </style:style>
    <style:style style:name="T40" style:family="text">
      <style:text-properties style:font-name="Open Sans ExtraBold" fo:font-size="20pt" fo:font-weight="bold" officeooo:rsid="002aec10" style:font-size-asian="20pt" style:font-weight-asian="bold" style:font-size-complex="20pt" style:font-weight-complex="bold"/>
    </style:style>
    <style:style style:name="T41" style:family="text">
      <style:text-properties fo:font-style="italic" style:font-style-asian="italic" style:font-style-complex="italic"/>
    </style:style>
    <style:style style:name="T42" style:family="text">
      <style:text-properties officeooo:rsid="00665abf"/>
    </style:style>
    <style:style style:name="T43" style:family="text">
      <style:text-properties officeooo:rsid="0031beb4"/>
    </style:style>
    <style:style style:name="T44" style:family="text">
      <style:text-properties style:font-name="CaskaydiaCove NFM" fo:font-size="44pt" fo:font-weight="bold" officeooo:rsid="006d2e34" style:font-size-asian="44pt" style:font-weight-asian="bold" style:font-size-complex="44pt" style:font-weight-complex="bold"/>
    </style:style>
    <style:style style:name="T45" style:family="text">
      <style:text-properties officeooo:rsid="007889ac"/>
    </style:style>
    <style:style style:name="T46" style:family="text">
      <style:text-properties fo:font-size="11pt" style:font-size-asian="11pt" style:font-size-complex="11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p>
      <text:p text:style-name="P1"><text:span text:style-name="T1"/></text:p>
      <text:p text:style-name="P2">Summary of:</text:p>
      <text:p text:style-name="P3">The <text:span text:style-name="T2">7</text:span> <text:span text:style-name="T3">H</text:span>abits of <text:span text:style-name="T3">H</text:span>ighly <text:span text:style-name="T3">E</text:span>ffective <text:span text:style-name="T3">T</text:span>eens</text:p>
      <text:p text:style-name="P4">-</text:p>
      <text:p text:style-name="P5">Sean Covey</text:p>
      <text:p text:style-name="P3"/>
      <text:p text:style-name="P3"/>
      <text:p text:style-name="P6"><text:span text:style-name="T1">Done By</text:span>:</text:p>
      <text:p text:style-name="P7"/>
      <text:p text:style-name="P8">مرتضى عبد الحسين شافي</text:p>
      <text:p text:style-name="P9"><text:span text:style-name="T4"><text:s/></text:span><text:span text:style-name="T5">ملاك عباس فاضل</text:span></text:p>
      <text:p text:style-name="P8">زهراء محمد عبد</text:p>
      <text:p text:style-name="P8">هاجر سالم</text:p>
      <text:p text:style-name="P8">ايه محمد عبد الكريم </text:p>
      <text:p text:style-name="P8"/>
      <text:p text:style-name="P10"/>
      <text:p text:style-name="P10"/>
      <text:p text:style-name="P10"/>
      <text:p text:style-name="P10"/>
      <text:p text:style-name="P10">* each habit was done by one person <text:span text:style-name="T6">due to short time of the project.</text:span></text:p>
      <text:p text:style-name="P11"><text:tab/></text:p>
      <text:p text:style-name="P12"><text:soft-page-break/><text:span text:style-name="T7">1</text:span><text:span text:style-name="T8"> </text:span><text:span text:style-name="T9">Be Proactive</text:span></text:p>
      <text:p text:style-name="P12"><text:span text:style-name="T8"><text:tab/> <text:s text:c="2"/></text:span><text:span text:style-name="T10">Being proactive means that you don't get upset by rude comments from people nor by bad weather or bad circumstance</text:span><text:span text:style-name="T11">s</text:span><text:span text:style-name="T10"> of life, because all these are things external to you, and thus you cannot control.</text:span></text:p>
      <text:p text:style-name="P13"/>
      <text:p text:style-name="P13">Instead you should focus on things you can control, your response to these things, you<text:span text:style-name="T12">r</text:span> attitude, your judgment.</text:p>
      <text:p text:style-name="P14"><text:span text:style-name="T13">2</text:span><text:span text:style-name="T14"> </text:span><text:span text:style-name="T9">Begin with the End in Mind</text:span></text:p>
      <text:p text:style-name="P14"><text:span text:style-name="T14"><text:tab/> <text:s/></text:span><text:span text:style-name="T15">H</text:span><text:span text:style-name="T16">ighlights the importance of knowing your goals before you start working towards them. By thinking about where you want to be in the future, whether in your personal life or career, you can make sure your actions lead you to those goals. This habit helps you focus on what you really want to achieve over the long term and guides how you live your life.<text:line-break/><text:line-break/>Covey points out that without a clear plan, you might succeed in areas that don’t really matter to you, which can lead to feeling unfulfilled.</text:span></text:p>
      <text:p text:style-name="P15"><text:span text:style-name="T17">3</text:span> <text:span text:style-name="T18">P</text:span><text:span text:style-name="T9">ut </text:span><text:span text:style-name="T18">F</text:span><text:span text:style-name="T9">irst </text:span><text:span text:style-name="T18">T</text:span><text:span text:style-name="T9">hings </text:span><text:span text:style-name="T18">F</text:span><text:span text:style-name="T9">irst</text:span></text:p>
      <text:p text:style-name="P15"><text:span text:style-name="T19"><text:s text:c="2"/></text:span><text:span text:style-name="T20">T</text:span><text:span text:style-name="T10">his habit is all about setting your priorities in place, doing important things first so they don't get crammed and become urgent, having a planner that we do weekly so we finish our tasks before the deadlines.</text:span></text:p>
      <text:p text:style-name="P16"/>
      <text:p text:style-name="P16"><text:span text:style-name="T21">I</text:span>t is important that we plan our tasks so we don't forgot them and know exactly what we have to do this particular day.</text:p>
      <text:p text:style-name="P17"><text:span text:style-name="T22">4</text:span> <text:span text:style-name="T23">Think Win-Win</text:span></text:p>
      <text:p text:style-name="P18"><text:span text:style-name="T8"><text:s text:c="3"/></text:span><text:span text:style-name="T10">The “think win-win” principle encourages many aspect including cooperation versus competition.</text:span></text:p>
      <text:p text:style-name="P19"><text:soft-page-break/></text:p>
      <text:p text:style-name="P19">Often people view relationships as competitive such as in academics, but with the “win-win” mindset success becomes collective, Its not necessary for one person to lose for another <text:span text:style-name="T24">to win.</text:span></text:p>
      <text:p text:style-name="P19"/>
      <text:p text:style-name="P20">This principle also focuses on building relationships instead of destroying them, where individuals aim to maintain healthy connections with others.</text:p>
      <text:p text:style-name="P20"/>
      <text:p text:style-name="P20">Moreover it emphasizes resolving conflicts positively rather <text:span text:style-name="T25">than fostering disagreements. It also discuss self-respect and valuing others. If you value yourself positively, you seek gains without compromising your dignity. similarly if you respect and value others you don’t wish to see them lose but instead work for their benefit too.</text:span></text:p>
      <text:p text:style-name="P20"/>
      <text:p text:style-name="P21">This balance between caring for your interests and others enhances your ability to build healthy lasting relationships. In essence this <text:span text:style-name="T26">principle creates a positive environment that support collective success.</text:span></text:p>
      <text:p text:style-name="P22"><text:span text:style-name="T27">5</text:span> <text:span text:style-name="T28">Understand First, Then Be Understood</text:span></text:p>
      <text:p text:style-name="P23"><text:span text:style-name="T19"><text:s/></text:span><text:span text:style-name="T29"><text:s/></text:span><text:span text:style-name="T30">Understanding people is one of the best habit to have better relationships, and genuine communication with people, it starts by listening to people, </text:span><text:span text:style-name="T31">h</text:span><text:span text:style-name="T30">owever there is many things we do that stops us from understanding people:</text:span></text:p>
      <text:list text:style-name="L1">
        <text:list-item>
          <text:p text:style-name="P24"><text:span text:style-name="T32">Advising</text:span><text:span text:style-name="T33">: when we give advice before understanding the situation, or when they didn't ask for one.</text:span></text:p>
        </text:list-item>
        <text:list-item>
          <text:p text:style-name="P25"><text:span text:style-name="T34">Selective listening</text:span><text:span text:style-name="T35">: when we listen to only the things that interest us.</text:span></text:p>
        </text:list-item>
        <text:list-item>
          <text:p text:style-name="P25"><text:span text:style-name="T34">Probing</text:span><text:span text:style-name="T35">: when we listen in order to get certain information.</text:span></text:p>
        </text:list-item>
        <text:list-item>
          <text:p text:style-name="P25"><text:span text:style-name="T34">Judging</text:span><text:span text:style-name="T35">: when we judge people about what they say and don't offer our ears.</text:span></text:p>
        </text:list-item>
      </text:list>
      <text:p text:style-name="P26">The author says that 7% of communication is done with words, 53% is done with body language, and 40% is done with tone and the feelings in the tone.</text:p>
      <text:p text:style-name="P27"><text:soft-page-break/></text:p>
      <text:p text:style-name="P28"><text:span text:style-name="T36">The other part of this chapter talks about seeking to be understood, because unexpressed feelings never die, </text:span><text:span text:style-name="T37">t</text:span><text:span text:style-name="T36">hey are buried alive and come forth later in uglier ways. “</text:span><text:span text:style-name="T38">You’ve got to share your feelings or they’ll eat your heart out</text:span><text:span text:style-name="T36">.”</text:span></text:p>
      <text:p text:style-name="P29"><text:span text:style-name="T39">6</text:span> <text:span text:style-name="T40">Synergy</text:span></text:p>
      <text:p text:style-name="P30"><text:tab/>“<text:span text:style-name="T41">Alone we can do so little, together we can do so much”</text:span></text:p>
      <text:p text:style-name="P31"><text:s/><text:tab/>-<text:span text:style-name="T1">Helen Keller</text:span></text:p>
      <text:p text:style-name="P32"><text:line-break/> <text:s text:c="3"/>Synergy it mean when two or more people work together to create a better than either could alone.<text:line-break/><text:line-break/>Synergy is everywhere in nature, the flock of geese it's flying along in a (V) formation. By flying in formation the whole flock can fly 71 percent farther than if each bird flew alone, <text:span text:style-name="T42">w</text:span>hen a goose flaps its wings, it creates an updraft for the goose that follows.</text:p>
      <text:p text:style-name="P32"><text:line-break/>Synergy <text:span text:style-name="T43">is:</text:span> respects different, teamwork and thinking about best solution.</text:p>
      <text:p text:style-name="P30">Synergy <text:span text:style-name="T43">is not: not </text:span>tolerat<text:span text:style-name="T43">ing</text:span> differe<text:span text:style-name="T43">nce</text:span>, work alone and thinking he's always right.</text:p>
      <text:p text:style-name="P33"><text:span text:style-name="T44">7</text:span> <text:span text:style-name="T40">Sharpen the Saw</text:span></text:p>
      <text:p text:style-name="P34"><text:s text:c="4"/>The seventh habit in the book focuses on the importance of lifelong learning and developing strategies for continuous learning. Specifically, it encourages teenagers to expand their horizons and keep learning throughout their lives. </text:p>
      <text:p text:style-name="P34"/>
      <text:p text:style-name="P34"><text:span text:style-name="T45">It</text:span> also encourages them to enjoy the learning process and exploration rather than viewing it as a burden or chore, and suggests finding learning resources outside of school, such as books and relevant courses, to delve deeper into topics that they are interested in.</text:p>
      <text:p text:style-name="P35"><text:span text:style-name="T46"><text: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wiss" style:font-pitch="variable"/>
    <style:font-face style:name="CaskaydiaCove NFM" svg:font-family="'CaskaydiaCove NFM'" style:font-pitch="fixed"/>
    <style:font-face style:name="CaskaydiaCove NFM SemiLight" svg:font-family="'CaskaydiaCove NFM SemiLight'" style:font-pitch="fixed"/>
    <style:font-face style:name="CaskaydiaCove NFM SemiLight1" svg:font-family="'CaskaydiaCove NFM SemiLight'" style:font-adornments="Regular" style:font-pitch="fixed"/>
    <style:font-face style:name="FiraCode Nerd Font" svg:font-family="'FiraCode Nerd Font'" style:font-pitch="fixed"/>
    <style:font-face style:name="FiraCode Nerd Font Mono SemBd" svg:font-family="'FiraCode Nerd Font Mono SemBd'" style:font-pitch="fixed"/>
    <style:font-face style:name="FiraCode Nerd Font Propo" svg:font-family="'FiraCode Nerd Font Propo'"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Naskh Arabic UI Medium" svg:font-family="'Noto Naskh Arabic UI Medium'" style:font-pitch="variable"/>
    <style:font-face style:name="Noto Naskh Arabic UI Medium1" svg:font-family="'Noto Naskh Arabic UI Medium'" style:font-adornments="Regular"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ExtraBold" svg:font-family="'Open Sans ExtraBold'" style:font-family-generic="swiss" style:font-pitch="variable"/>
    <style:font-face style:name="OpenSymbol" svg:font-family="OpenSymbol" style:font-charset="x-symbol"/>
    <style:font-face style:name="Source Code Pro" svg:font-family="'Source Code Pr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in" fo:margin-bottom="0.5in" fo:margin-left="0.7in" fo:margin-right="0.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3T16:32:58.073537264</meta:creation-date>
    <dc:date>2024-10-07T23:00:31.425065082</dc:date>
    <meta:editing-duration>PT2H29M9S</meta:editing-duration>
    <meta:editing-cycles>89</meta:editing-cycles>
    <meta:generator>LibreOffice/24.8.2.1$Linux_X86_64 LibreOffice_project/480$Build-1</meta:generator>
    <meta:print-date>2024-10-07T22:17:31.952451249</meta:print-date>
    <meta:printed-by>PDF files</meta:printed-by>
    <meta:document-statistic meta:table-count="0" meta:image-count="0" meta:object-count="0" meta:page-count="4" meta:paragraph-count="44" meta:word-count="761" meta:character-count="4509" meta:non-whitespace-character-count="3760"/>
  </office:meta>
</office:document-meta>
</file>